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8.371cm"/>
    </style:style>
    <style:style style:name="co3" style:family="table-column">
      <style:table-column-properties fo:break-before="auto" style:column-width="41.393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0101-91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 Hora Veterin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33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bstract and Applied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ção Ambiental (UF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43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oustics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1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Adria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Amazo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Ambiental Catar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Biológica Parana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3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Biotheore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Botanica Brasí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95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Botánica Malacit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59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Botánica Venezué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8-11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Chiropter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Científica Venezol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Crystallographica. Section 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97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Ethologic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Horticultur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3-43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Hydrochimica et Hydrobiologica (Cessou em 200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Limnológica Brasiliens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60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Oecologica (Montrou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9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Palaeontologica Polon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Parasi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Protozoologica (Dru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4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Scientiae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Scientiarum (UEM)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Scientiarum. Agronom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Scientiarum. Anim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Scientiarum.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Theri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Zoologica (Stockhol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7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Zoologica Cracoviensia (Cessou em 2004. Foi desdobrada em duas: 1895-3123 Acta Zoologica Cracoviensia. Ser. A, Verterbrata e 1895-3131 Acta Zoologica Cracoviensia. Ser. B, Invertebra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7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a Zoológica Mex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00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ctes des Colloques Insectes Sociau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867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dvances in Applied Probabi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63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frican Journal of Agricultural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frican Journal of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4-23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frican Journal of Marin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5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Ágora (Campo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grária (Recif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8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griculture, Ecosystems &amp; Environ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74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groforestería en las Amér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3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groforestry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8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grotrópica (Itabu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71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I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1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lexandr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limentos e Nutrição (UNESP. Mari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llelopath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67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azoniana (Ki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biênci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biente &amp; Educação (F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biente e Sociedade (Campin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bio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Âmbito Juríd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29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Anthrop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44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Fer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Journal of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61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Journal of Immu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Journal of Physical Anthrop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Journal of Physiology. Regulatory, Integrative and Comparative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Journal of Pri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1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Journal of Semio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27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Malacolog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Museum Novit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9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erican Scientis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53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mphibia-Reptil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0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ais da Associação Brasileira de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ais do Museu Histórico 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13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ales del Jardín Botánico de Madrid (1979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alytica Chim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alytical and Bioanalytic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alytical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aly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65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drias (Karlsruh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80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il Aggrawal's Internet Journal of Forensic Medicine and Toxic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4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imal Behaviou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66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imal Biodiversity and Conserv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94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imal Conserv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2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ales de la Société Entomologique de Fr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0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ales de Limn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3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als of Botan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als of Forest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4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als of the Entomological Society of 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64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als of the Missouri Botanical Gard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als of the New York Academy of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59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nual Review of Ecology, Evolution, and Systema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0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tarctic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88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thropod-Plant Interac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tonie van Leeuwenhoek (Gedruk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7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nuário do Instituto de Geociências (UF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idologie (Cell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5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Animal Behaviour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Biochemistr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62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Geography (Sevenoak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6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Organometallic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Physics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3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Soil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70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2-20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pplied Vegetation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98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 (Neu-Isenbur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cultur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cultur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culture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cultur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7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76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Conserv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25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Ecosystem Health &amp;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4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Insec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4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Mamm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0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Microbi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16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Sciences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4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quatic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arajub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1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 für Hydrobiologie (Cessou em 2006. Cont. ISSN 1863-9135 Fundamental and Applied Limn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1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 fur Hydrobiologie. Supplementband, Algological Studies (Cessou em 2007. Cont. ISSN 1864-1318 Algological Studies (2007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2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 für Molluskenkunde der Senckenbergischen Naturforschenden Gesellschaf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19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e of Fishery and Marine Research (Cessou em 200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es of Med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es of Veterina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chivos de Zootec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s de Ciências do M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s do Instituto Biológic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s do Instituto Biológic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5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s do Mu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quivos do Museu 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80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thropod Structure &amp;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88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rthropod-Plant Interac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0-06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Asklepios (Sof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tlân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62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tmósfera (Méxic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Atmospheric Environment (199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80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tmospheric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tualidades Ornitológ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7856</text:p>
          </table:table-cell>
          <table:table-cell office:value-type="string">
            <text:p>ECOLOGIA E MEIO AMBIENTE <text:s text:c="25"/></text:p>
          </table:table-cell>
          <table:table-cell office:value-type="string">
            <text:p>Aufschluss (Heidelbe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9985</text:p>
          </table:table-cell>
          <table:table-cell office:value-type="string">
            <text:p>ECOLOGIA E MEIO AMBIENTE <text:s text:c="25"/></text:p>
          </table:table-cell>
          <table:table-cell office:value-type="string">
            <text:p>Austral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4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Australian Journal of Agricultur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19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Australian Journal of Botan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3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BAG. Journal of Basic and Applied Gene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17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asic and Applied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62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asteria (Liss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ehavioral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4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ehavioral Ecology and Soci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79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ehaviour (Leide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63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ehavioural Proces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7-62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elgian Journal of Zo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enjamin Constant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cell (Mendoz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chemical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chemical Systematics and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chimie (Paris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ciências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1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diversidade Pampean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8-83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diversity (Nepea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diversity and Conserv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7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diversity and Conservation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far: Revista de Biologia 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fouling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25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geochemistr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41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geosciences (Katlenburg-Lindau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iko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ia Geral e Experim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ia Plantarum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ical Conser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ical Contro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5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ical Invas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ical Journal of the Linnean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536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ical Sciences Review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ical Trace Eleme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y and Fertility of Soi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5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y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3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logy of Reproduc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mass &amp; Bio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science (Washingt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science Journal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26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systems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53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a Colomb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0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ecnologia Ciência &amp; Desenvolviment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emas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6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otropica (Lawrence, K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27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ird Conservation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1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lumea (Leide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8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MC Ec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0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a Sociedade Brasileira de Economia Ecoló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a Sociedade Brasileira de Masto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1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e Geografia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e Pesquisa. Embrapa Pantanal (Cessou em 2001. Cont. ISSN 1679-026X Boletim de Pesquisa e Desenvolvimento (Centro de Pesquisa Agropecuária do Pantanal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Herbário Ezechias Paulo Heringer (Cessou em 2006. Cont. ISSN 1983-6996 Heringeria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0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Instituto de Botanica (Sa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Instituto de Pes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Laboratório de Hidrobiologia (UF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Museu de Biologia Mello Leita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8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Museu Municipal do Funch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31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Museu Nacional. Botânica (Cessou em 199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31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Museu Nacional. 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2-72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Museu Paraense Emilio Goeldi. Antropologia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1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Museu Paraense Emílio Goeldi.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do Museu Paraense Emílio Goeldi. Série Ciências Naturais (Cessou em 2005. Cont. ISSN 1981-8114 Boletim do Museu Paraense Emílio Goeldi. Ciências Natura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8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Goiano de Geograf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Paranaense de Ge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Técnico (Instituto de Pesc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im Técnico do SENA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69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ín de la Asociación Herpetológica Españ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58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ín de la Sociedad Argentina de Botánica (I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letín Latinoamericano y del Caribe de Plantas Medicinales y Aromá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4-04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nplandia (Corrie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0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tanica Marin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tanical Journal of the Linnean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1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otanische Jahrbücher für Systematik, Pflanzengeschichte und Pflanzengeograph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80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de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gantia (São Paulo, 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27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sil Flores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0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Aquatic Science an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3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8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Ec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0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Materials Science and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Physic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9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rittonia (Bronx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57-15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ffalo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6232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- Institut Royal des Sciences Naturelles de Belgique. Entomolog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28X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de la Société Entomologique de Fra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Entomolog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7-54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Fish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4-11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Geoscienc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1-88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Insec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9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Marin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5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the British Ornithologists' Clu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the Ecological Society of America (Cessou em 2002. Cont. Bulletin of the Ecological Society of Amer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02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Bulletin of The European Association of Fish Pathologis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 Brasileiro de Ensino de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 de Geografia (PUCM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 Virtual de Turism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s da Biodiversidade (Mari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s da Escola de Educação da Uni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6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s de Antropologia e Imagem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s de Estudos Linguístico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s de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0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dernos Manuelz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97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hiers de Biologie Mar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523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ldasia (Bogot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minhos de Geografia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4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Entom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Journal of Botany (Print) (Cessou em 2007. Cont. ISSN 1916-2790 Botany (Ottawa. 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53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Journal of Environmental Educ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6-65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Journal of Fisheries and Aquatic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Journal of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3-89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Journal of Remote Sensing (Cessou em 2004. Cont. ISSN 1712-798X Canadian Journal of Remote Sensing (CD-ROM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Journal of Zo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3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adian Journal of Zo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26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id New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nindé (MAX/UF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rbohydrate Polym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rbohydrate Research (Chicago, Ill.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4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ribbean Journal of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5-25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rnets de Géologie (Cédé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1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ryologia (Firenz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29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t News (Bou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atalysis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Cell Bi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4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Cells Tissues Orga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ell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CERNE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heck List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84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helonian Conservation and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hem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hemico-Biological Interac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19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hironomus (Munch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hiroptera Neotrop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&amp;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Animal Brasileir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e Agrotecnologia (UF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e Educação (UNE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e N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e Saúde Cole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e Tecnologia de Alimento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Florest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Hoj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COLOGIA E MEIO AMBIENTE <text:s text:c="25"/></text:p>
          </table:table-cell>
          <table:table-cell office:value-type="string">
            <text:p>Ciência Hoj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encia Hoje das Crianç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ência Rural (UFSM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8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encias Marin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0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entífica (UNESP)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6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iudades (Pueb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30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ladistics (Westport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Climate Dyna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0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Climatic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1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gnitio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gnitio-Estudos (PUC-SP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2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llective Volume of Scientific Papers - International Commission for the Conservation of Atlantic Tu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18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munications in Statistics. Simulation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5-85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munity E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6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ptes Rendus. Palévo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5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unicações do Museu de Ciências da 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9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unicacoes do Museu de Ciencias e Tecnologia da PUCRS. Serie 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unicações Técnicas Flores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2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municado Técnico. Embrapa Panta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nservation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6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nservatio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7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nservation Genetics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26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nservation Lett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2246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ntemporary Herpet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ntexto &amp;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3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ntinental Shel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8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ntraception (Stoneh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85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pe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ral Reef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98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otinga (Sand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retaceo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1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rustaceana (Leide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04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ryo-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2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Cry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1-15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Cryptogamie. Alg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0-07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Cryptogamie. Bry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55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uadernos de Herpet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2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Cultura Voz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5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ultural Studies of Science Educa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urrent Anthrop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98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Current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urrent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52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Current Opinion in Plant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8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urrent Science (Bangalor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08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Cybernetics &amp; Human Know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9-09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Cybium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Cy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Deep-Sea Research. Part 1. Oceanographic Research Pap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Deep-Sea Research. Part 2. Tropical Studies in Ocean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45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Development in Practi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Diálogos &amp; Ciênc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Direcional Educado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07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Discursos (Coimbra) (Cessou em 199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Discursos Fotográf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51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Diseases of Aquatic Organis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95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Diversity and Distribu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Documentos (Embrapa Pantan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0-73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Drosophila Information Servi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35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arth Inter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93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arth Surface Processes and Landfor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75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graphy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2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Health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2-35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hydrology &amp; Hyd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22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í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07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ical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ical Economic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5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4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ical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95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ical Informa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15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ical Monograph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2-38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96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y (Brooklyn, 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8-30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y and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02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y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0244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y of Food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6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logy of Freshwater Fis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nomic Botan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5-68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Écoscience (Sainte-Fo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98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system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0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toxicology (Dordrecht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2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toxicology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toxicology and Environmental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30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tropica (Bon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16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cotrópicos (Carac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dentata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42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dinburgh Journal of Botan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ducação Ambiental em 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34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l Hornero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5-73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lectronic Journal of Ichthy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08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Electrophoresi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3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m Formação (UF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32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mergence (Mahwah, N.J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8-41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mu (Melbourne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47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dangered Species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54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dangered Species Research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genharia Agrícol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genharia Sanitária e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4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genharia Sanitária e Ambient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9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gineering G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saio: Pesquisa em Educação em Ciênci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7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sino em Re-vist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5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tomoBrasilis (Vassour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tomologia Experimentalis et Applica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tomología y Vecto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tomological New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8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tomologische Berichte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52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tomotrop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1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 (Washington, D.C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, Development and Sustainabil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84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and Experimental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9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Biology of Fish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36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Chemistr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929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38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Education, Communication and Sustainabil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7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Engineering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22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Ento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59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Foren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15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Management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Pollution (1987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Pollution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90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Science &amp; Polic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Toxicology an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ECOLOGIA E MEIO AMBIENTE <text:s text:c="25"/></text:p>
          </table:table-cell>
          <table:table-cell office:value-type="string">
            <text:p>Environmental Toxicolog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pisteme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paço e Geografia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peleo-Tem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8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R Oyo Keisoku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05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says in Philosoph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7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tuaries and Coas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tuarine, Coastal and Shelf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8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tudios y Perspectivas en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3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tudo &amp; Debate (UNIVATE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Estudos Avançado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3465</text:p>
          </table:table-cell>
          <table:table-cell office:value-type="string">
            <text:p>ECOLOGIA E MEIO AMBIENTE <text:s text:c="25"/></text:p>
          </table:table-cell>
          <table:table-cell office:value-type="string">
            <text:p>Ethnobotany Research and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6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E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630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uropean Archives of Paediatric Dentist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57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European Journal of Entomology (Ceské Budejovice,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46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uropean Journal of Wildlife Research (2004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8-36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uropean Review for Medical and Pharmacologic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54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Evolution &amp; Develop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8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volution (Lancaster, P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6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Evolutionary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Experimental &amp; Applied Aca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7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Experimental Agricultu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ECOLOGIA E MEIO AMBIENTE <text:s text:c="25"/></text:p>
          </table:table-cell>
          <table:table-cell office:value-type="string">
            <text:p>Experimental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Expressa Extensã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06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Extremophiles (Tokyo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8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FAPAM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Fatecnológica (FATEC-JAH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FEMS Microbi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64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FEMS Microbiology,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ECOLOGIA E MEIO AMBIENTE <text:s text:c="25"/></text:p>
          </table:table-cell>
          <table:table-cell office:value-type="string">
            <text:p>FEMS Yeas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9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Fepam em Revist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8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Fern Gazet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7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Fish Physiology an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67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Fisheries Centre Research Repor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99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Fisheries Management and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8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Fishe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Flavour and Fragrance Jour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25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Flora (Je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Florest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9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Floresta e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4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lia Biologica (Kraków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1-95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lia Geobotanica (Pruhonic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7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lia Prima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1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OD AND BIOPROCESS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od and Chemical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o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rest Ecology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7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Formação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9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Fórum de Direito Urbano e Ambi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50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Freshwater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2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Frontiers in Ecology and the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4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Functiona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Functional Ecosystems &amp; Communit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91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Fundamental and Applied Lim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32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Futures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55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Gaia (Heidelber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Gaia Scienti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3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Gayana. Botánic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8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netic Resources and Crop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netica ('s-Gravenha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68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netica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netics (Austin, Tex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netics and Molecular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5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nomics (San Diego, Calif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5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 UERJ (Cessou em 2004. Cont. ISSN 1981-9021 Geo UERJ (2007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7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.br (Our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ambiente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chimica Brasilien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chimica et Cosmochimica Ac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ciências (UNE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51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focus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grafi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grafia (Rio Clar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grafias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42-51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graphia Technica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logia USP. Série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5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morph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physical Research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osul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renciamento Costeiro Integr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3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Gestão, Ciência &amp;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1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Global and Planetary Chang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62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Global Biogeochemical Cyc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2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Global Ecology and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Global Ecology and Biogeography Letters (Cessou em 1998. Cont. ISSN 1466-822X Global Ecology and Biogeography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7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Global Environmental Chang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31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Grana (Stockhol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4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Gulf and Caribbea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98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Harmful Alga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Hereditas (Lund) (Cessou em 2004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Heredity (Edinburgh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8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Herpetologica (Austin, TX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09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Herpetological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1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Herpetologic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9-19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Herpetological Natural History (Cessou em 200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8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Herpetological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44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Herpetoza (Wi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88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Hidrobiologica (Méxic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Hoehne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HOLOS Environ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Homeopathy (Edinburgh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Horizontes (EDUS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Hormones and Behavio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Horticultura Brasilei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Human &amp; Experiment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8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Human Ecology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48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Human Ecology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Hydrobiologia (The Hagu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21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Hydrogeolog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Hydrological Proces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5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IAWA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10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Ibis (London. 185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31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ICES Journal of Marin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99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Ichthyological Exploration of Freshwa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1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IEEE Journal of Quantum Electro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Iheringia. Série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Iheringia. Série Zo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0-38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 Cogni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65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dian Hydr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189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dian Journal of Experiment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flammation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flammopharmacology (Dordrecht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099-99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formação Tecnológica (On 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organica Chimica Acta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sect Biochemistry and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sect Molecular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6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sect Systematics &amp; Evolu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7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secta Mund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8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sectes Sociaux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gração (USJ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7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grated Environmental Assessment and Manage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ciencia (Caraca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28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ea Vis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faces Brasil/Canadá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94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geo (Cuiab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100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Distance Education Technolog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1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Ecology and Environment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6778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Environment and Sustainable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6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Hygiene and Environmental Healt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3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Insect Morphology &amp; Embryology (Cessou em 1999. Cont. 1467-8039 Arthropod Structure &amp; Developme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45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Lakes and River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Morph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58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Plant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2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Pri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14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Sustainable Develop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2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Journal of the Comm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2944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Review of Hyd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8-95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Rice Commission Newslett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8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 Sugar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93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ternationale Revue der Gesamten Hydrobiologie (Cessou 1997. Cont. 1434-2944 International Review of Hydrobi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83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vertebrate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42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vertebrate Reproduction &amp;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52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vertebrate Syste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0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vestigaciones Marinas (Impresa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3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Investigações em Ensino de Ciências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7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ISPRS Journal of Photogrammetry and Remote Sens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90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IUCN Otter Specialist Group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5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irau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rnal Brasileiro de Nef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rnal Brasileiro de Pneum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rnal de Pediat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44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- British Tarantula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13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for Nature Conserv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gricultural and 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natom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nima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44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pplied Aquacultur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pplied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0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pplied Entom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86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pplied Ichthy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pplie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pplied Phy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pplied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19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rid Environ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8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tmospheric and Solar-Terrestri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7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tmospher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8-88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Avian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Biological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Biological Sciences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33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Biological Syste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9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Bio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2-49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ellular and Molecular Medicine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2-18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ellular and Molecular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hemic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hromat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limat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oas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ommunity Psyc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1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omparative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57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omparative Physiology. B, Biochemical, Systemic, and Environmental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3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Crustace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66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ngineering and Applied Sciences (Asian Research Publishing Network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03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nvironmental Monito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nvironmental Radioactiv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ssential Oil-Bearing Plan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7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thn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42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thnobiology and Ethno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07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06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volutionary Biology (Printed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xperiment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xperimental Marine Biology and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xperimental Zoology. Part A, Comparative Experimental Biology (Online) (Cessou em 2006. Cont. Journal of Experimental Zoology. Part A, Ecological Genetics and Physiology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52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Experimental Zoology. Part A, Ecological Genetics and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85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Field Orni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Fish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Food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Forensic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50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Freshwater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Geophys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0-13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Great Lak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Hazardous Materia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Helmin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Hered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Herpe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4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Human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Hydr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5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Insect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638X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Insect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Insect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4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Insect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Invertebrate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Leukocyte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3-86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Limn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2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Lipid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agnetism and Magnetic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amma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edical Ento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edicinal Foo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ic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0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olecular Endocri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olecular Struc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12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olluscan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25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Morphology (1931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9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Natural Hist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Natural Produ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Non-Crystalline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3-49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Or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4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Orthoptera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27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aleolim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armac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46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y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ysical Chemistry (1952) (Cessou em 1996. Cont. ISSN 1089-5639 The Journal of Physical Chemistry. A e ISSN 1520-6106 Journal of Physical Chemistry. 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ysics and Chemistry of Sol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1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ysics. A, Mathematical and Theoret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hysiology (Londo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8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lankt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41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lant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16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lant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94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la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80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rotein Chemistry (Print) (Cessou em 2003. Cont. ISSN 1572-3887 The Protein Journ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778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Public Administration Education. (Cessou 1997. Cont. 1523-6803 Journal of Public Affairs Education (J-PAE.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Raman Spectrosco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01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Science Education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1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Soils and Sedimen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Sol-Gel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South American Earth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94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Submicroscopic Cytology and 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11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Superconductiv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98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Sustainable Fore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2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Botanical Research Institute of Tex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7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Bromeliad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85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Kansas Entomological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09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Lepidopterists'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North American Benthological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4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Royal Statistical Society. Series B, Statistical Method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oretica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6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herm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5-55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raffic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Tropical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Vector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0-92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Vegetation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6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Vertebrate Pale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7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Zoological Systematics and Evolutionar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Journal of Zoology (198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59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Kew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0-17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Lakes &amp; Reservoirs (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3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Lakes and Reservoir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046</text:p>
          </table:table-cell>
          <table:table-cell office:value-type="string">
            <text:p>ECOLOGIA E MEIO AMBIENTE <text:s text:c="25"/></text:p>
          </table:table-cell>
          <table:table-cell office:value-type="string">
            <text:p>Landscape and Urban Plann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29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Landscape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2829</text:p>
          </table:table-cell>
          <table:table-cell office:value-type="string">
            <text:p>ECOLOGIA E MEIO AMBIENTE <text:s text:c="25"/></text:p>
          </table:table-cell>
          <table:table-cell office:value-type="string">
            <text:p>Lichenologist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95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Limnologica (Je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86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Limnology (Tokyo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5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Limnology and Oceanograph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Logos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1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Lundian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gist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29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lac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14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mmalia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50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mmalia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35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mmalian Species (Print) (Cessou em 2005. Cont. ISSN 1545-1410 Mammalian Specie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na (UF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nagement of Environmental Qual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3-16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and Freshwate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26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Biodiversity Recor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Biology (Berl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10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Biology Researc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565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Ecolog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86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Ecology. Progress Series (Halstenbe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Environment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Ge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4-04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Mamm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3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Micropaleon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33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Orni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Pollution Bulletin.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9-77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rine Turtle Newslett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3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stozoología Neotropical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Materials Science For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Megadiversidade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Melopsittacu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37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Methods in Molecular Biology (Clifton, N.J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MG. Bio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crobi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crobiolo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crochemical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cron (Oxford. 199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19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croscopy and An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croscopy Research and Techniqu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3-78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nd &amp;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23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tigation and Adaptation Strategies for Global Chang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8-46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Mitteilungen - Internationale Vereinigung fur Theoretische und Angewandte Limnolog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olecular and Cellular Prob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40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olecular Biology and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olecular Ecology No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9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olecular Ecology Resour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98X</text:p>
          </table:table-cell>
          <table:table-cell office:value-type="string">
            <text:p>ECOLOGIA E MEIO AMBIENTE <text:s text:c="25"/></text:p>
          </table:table-cell>
          <table:table-cell office:value-type="string">
            <text:p>Molecular Ecology Resour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Molecules (Basel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Multiciência (ASS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Mutagene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02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MVZ Cordob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7-10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My Rehovo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Mycolo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4-41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Myrmecological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61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Myrmecologische Nachrichten (Cessou em 2006. Cont. ISSN 1994-4136 Myrmecological New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6-29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ga (Yaou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78X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tural Product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4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tural Product Communica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tural Product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0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tureza &amp; Conserv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tureza On Line (Espírito San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0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turwissenschafte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Naupliu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9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Neotropical Biology and Conserv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Neotropical Entom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Neotropical Ichthy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7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Neotropical Prima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77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Neues Jahrbuch für Geologie und Paläontologie. Abhandlunge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2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New Fores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64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New Phytologis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Notas Técnicas da FACIMAR (Cessou em 2004. Cont. ISSN 1808-7035 Brazilian Journal of Aquatic Science and Techn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20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Notes Fauniques de Gembloux (Cessou em 2007. Cont. ISSN 2030-6318 Entomologie Faunistiqu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0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Nova Hedwi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31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Novon (Saint Louis, Mo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ECOLOGIA E MEIO AMBIENTE <text:s text:c="25"/></text:p>
          </table:table-cell>
          <table:table-cell office:value-type="string">
            <text:p>Novos Cadernos NA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O Social em Qu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36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Occasional Papers (Sam Noble Oklahoma Museum of Natural Histor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6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Ocean &amp; Coastal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01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Odonatologica (Ut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85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Oecolog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Oecologia Brasiliens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3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Oecologia Brasiliensi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299</text:p>
          </table:table-cell>
          <table:table-cell office:value-type="string">
            <text:p>ECOLOGIA E MEIO AMBIENTE <text:s text:c="25"/></text:p>
          </table:table-cell>
          <table:table-cell office:value-type="string">
            <text:p>Oikos (Kobenhav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Olam: Ciência &amp; Tecnologia (Rio Clar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6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Olhar de Professor (UEP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Oral Microbiology and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3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Organic Ge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0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Organisms Diversity &amp;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6-48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Organohalogen Compoun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2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Ornithologia (CEMAVE/IB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43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Ornitología Neotrop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60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Oryx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2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bstia (Carangol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1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laeogeography, Palaeoclimatology, Palaeo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04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laeontographica. Abteilung A, Palaozoologie, Stratigraph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2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laeontology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2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laontologische Zeitschrif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44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lms (Lawrence, Kans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n-American Journal of Aquatic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norama da Aqü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péis Avulsos de Zoologia (USP.Museu de Zoolog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0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rasit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rasite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rasitology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rasitology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9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rasitology Research (1987. Interne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rasitology Research (1987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rcerias Estratégic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2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attern Recogn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0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rícia Fede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399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rquirere (UNIP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rspectiva (Erexi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rspectivas Online (Campos dos Goitacaz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3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rspectives in Plant Ecology, Evolution and Systema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quisa Agropecuária Brasileir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0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quisa Agropecuária Gaú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quisa Agropecuár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quisa em Educação Ambiental (UFSC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3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quisas (Instituto de Geociências, Universidade Federal do Rio Grande do Sul) (Cessou em 1999. Cont. ISSN 1518-2398 Pesquisas em Geociências (UFRGS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quisas em Turismo e Paisagens Cárst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84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quisas.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sticida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3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Petróleo, Royalties e Regi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armaceutic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armacognosy Magaz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78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armacognosy Revi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72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armacology &amp; Therapeutics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ilosophical Transaction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46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ilosophical Transactions of the Royal Society of London, Series A: Mathematical and Phys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85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otosynthesis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6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otosynthetica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8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cologi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3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llomedusa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sica. B, Condensed Matt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21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siological and Biochemical Zo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siological Ento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t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20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hyton (Hor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and Soi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Biology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Cell, Tissue and Organ Cul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02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Ecolog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50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Ecology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Physiology and Biochemistr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Science (Limeric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3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Signaling &amp; Behav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3-55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Species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26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 Systematics and Evo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, Cell and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anta Daninh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oS Biology (Cessou em 2006. Cont. ISSN 1545-7885 PLoS Biology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os Neglected Tropica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los O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4060</text:p>
          </table:table-cell>
          <table:table-cell office:value-type="string">
            <text:p>ECOLOGIA E MEIO AMBIENTE <text:s text:c="25"/></text:p>
          </table:table-cell>
          <table:table-cell office:value-type="string">
            <text:p>Polar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27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Polimery (Warszaw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5-22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Polish Journal of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olyhedr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olymer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62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imate Conser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833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im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incipia (Juiz de Fo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oceeding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oceedings of the Biological Society of Washingt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oceedings of the Entomological Society of Washingt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ocess Biochemistry (199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47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rogress in Botan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Psicologia em Estud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Publica (UFRG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3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Publicaçoes Avulsas do Museu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ublicatio UEPG. Ciências Biológicas e da Saúd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Pubvet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Quaternar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2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adiocarb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DE. Revista de Desenvolvimento Econô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active &amp; Functional Polym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20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al-Time Imaging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de : Revista Eletrônica do Prodem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2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flexão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3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gulated Riv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M. Revista Escola de Min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2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mote Sensing of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production, Fertility an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productive Biology and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productive Toxicology (Elmsford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84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search and Reviews in Parasi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search in Microbiolog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67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search Letters in Ec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34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sources, Conservation and Recyc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spiratory Physiology &amp;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29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storation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66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ew of Palaeobotany and Paly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ews in Fish Biology and Fisher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59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ews of Environmental Contamination and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Amazônia Legal de Estudos Sócio-Jurídico-Ambientais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Ambiente &amp; Águ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Árvo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iociênci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Agrociencia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Agroe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Alergia e Imuno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Bio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Botâ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Ciência do Sol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9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Direit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1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Educação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Educação Ambient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Engenharia de Pes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Estudos Pedagog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Farmac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Fisiologia Vegetal (Impresso) (Cessou em 2001. Cont. ISSN 1677-0420 Brazilian Journal of Plant Physiology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Ge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Geofís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5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Geomorf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Medicin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Milho e Sorg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Oceanograf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0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Oncologia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Pale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6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Pesquisa e Desenvol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Pesquisa em Educação em 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Recursos Hídr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Sement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Tox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Zoociê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9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Zoologia (Online) (Cessou em 2008. Cont. ISSN 1984-4689 Zoologia (Curitiba. 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aatinga (UFERS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arbono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e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4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errados (UNIMO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78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hilena de Historia Natural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2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iência Agro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iência Agronômica (UFC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0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ientífica do Centro Universitário de Barra Man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ientífica R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4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olombiana de Entom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34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Cubana de Salud Públic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0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a FACED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7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a FAPESE de Pesquisa e Ex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88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a Gestão Costeira Integr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a Mad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558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Antropología So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951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Aracn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0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Arque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4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Arqueologia (Sociedade de Arqueologia Brasileir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Biologia 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3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Biología Marina y Oceanografía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6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Biologia Neotrop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Biologia Tropic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50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Ciências Agro-Ambient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1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Ciências Veterinárias (Lem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Direit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9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Economia Flum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6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Educação Popul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Educação Publica (UFM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Estudos Ambientais (Cessou em 2007. Cont. ISSN 1983-1501 Revista de Estudos Ambientai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5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Estudos Ambientai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Estudos Sociais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E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1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Filosofía (Maracaib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Física Aplicada e Instrument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8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Geografia (UFM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4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Geologi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19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Investigaciones Mar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798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la Facultad de Medicina Veterinaria y de Zootecnia, Universidad Nacional de Colomb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56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la Sociedad Entomológica Argen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Nutri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Patolog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e Tecnologia e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o Instituto Adolfo Lutz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do Instituto Flores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Eletrônica d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6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Española de Herpet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Fitos (ALANA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Geográfica Acadê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50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Iberoamericana de Educación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3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Nacional da Car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NER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6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Nordestina de B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66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Nordestina de Zo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9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Plurais (Campo Mour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1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Profissão Doc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7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Saúde e Ambiente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Saúde e Ambiente (UNIVIL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Technologia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Tecnologia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91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sita Científica UDO Agrí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9-73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ue d'Éc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8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ue d'Ecologie et de Biologie du Sol (Cessou em 1991. Cont. ISSN 1164-5563 European Journal of Soil Bi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8-90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ue de Gemmologie AF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1-84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Revue des Maladies Respiratoi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4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ivers Research and Appl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8-70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MZ. Materials and Geoenviron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583</text:p>
          </table:table-cell>
          <table:table-cell office:value-type="string">
            <text:p>ECOLOGIA E MEIO AMBIENTE <text:s text:c="25"/></text:p>
          </table:table-cell>
          <table:table-cell office:value-type="string">
            <text:p>Rodrigues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2-80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Russian Entomologic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41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Russian Journal of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79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Russian Journal of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SaBios (Faculdade Integrado de Campo Mourã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33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Salamandra (Frankfur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7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Sanea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SBP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1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ce Education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tia Agrari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tia Agrícol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tia Forestalis (IPE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83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tia Mar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tia Ple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tific American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42-61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tific Annals of the Danube Delta Institu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8-91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Scientometr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7-78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Sécheresse (Montroug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31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ED Journal. Semiotics, Evolution, Energy, and Develop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09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ed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2585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ed Sci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18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lby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mina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mina. Ciências Agrár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miosfer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miotica (Berli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21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nckenbergiana Bi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54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nsors &amp; Transduce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58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rie Educaca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88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SETAC Glo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14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SIDA, Contributions to Botany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5349</text:p>
          </table:table-cell>
          <table:table-cell office:value-type="string">
            <text:p>ECOLOGIA E MEIO AMBIENTE <text:s text:c="25"/></text:p>
          </table:table-cell>
          <table:table-cell office:value-type="string">
            <text:p>Silvae Gene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ECOLOGIA E MEIO AMBIENTE <text:s text:c="25"/></text:p>
          </table:table-cell>
          <table:table-cell office:value-type="string">
            <text:p>Sire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Sitientibus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Sitientibus. Série Ciências Bi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ciedade &amp; Naturez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5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ciedade &amp; Natureza (UFU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ciedade e Cultur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ci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il Biology &amp;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9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il Science Society of America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lar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6299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uth African Journal of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uth American Journal of Herpet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Southern Brazilian Journal of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927X</text:p>
          </table:table-cell>
          <table:table-cell office:value-type="string">
            <text:p>ECOLOGIA E MEIO AMBIENTE <text:s text:c="25"/></text:p>
          </table:table-cell>
          <table:table-cell office:value-type="string">
            <text:p>Species (Glan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19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Spectrochimica Acta (Cessou em 1966. Foi desdobrado em dois: ISSN 0584-8539 Spectrochimica Acta. Part A, Molecular Spectroscopy e ISSN 0584-8547 Spectrochimica Acta. Part B, Atomic Spectroscop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3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Spixiana (Münch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Stochastic Environmental Research and Risk Assess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827</text:p>
          </table:table-cell>
          <table:table-cell office:value-type="string">
            <text:p>ECOLOGIA E MEIO AMBIENTE <text:s text:c="25"/></text:p>
          </table:table-cell>
          <table:table-cell office:value-type="string">
            <text:p>Strombus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521</text:p>
          </table:table-cell>
          <table:table-cell office:value-type="string">
            <text:p>ECOLOGIA E MEIO AMBIENTE <text:s text:c="25"/></text:p>
          </table:table-cell>
          <table:table-cell office:value-type="string">
            <text:p>Studies on Neotropical Fauna and Environ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4-6278</text:p>
          </table:table-cell>
          <table:table-cell office:value-type="string">
            <text:p>ECOLOGIA E MEIO AMBIENTE <text:s text:c="25"/></text:p>
          </table:table-cell>
          <table:table-cell office:value-type="string">
            <text:p>Sustaining Gondaw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5114</text:p>
          </table:table-cell>
          <table:table-cell office:value-type="string">
            <text:p>ECOLOGIA E MEIO AMBIENTE <text:s text:c="25"/></text:p>
          </table:table-cell>
          <table:table-cell office:value-type="string">
            <text:p>Symbiosis (Philadelphia, P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9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Systematic and Applied Acar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3-2020</text:p>
          </table:table-cell>
          <table:table-cell office:value-type="string">
            <text:p>ECOLOGIA E MEIO AMBIENTE <text:s text:c="25"/></text:p>
          </table:table-cell>
          <table:table-cell office:value-type="string">
            <text:p>Systematic and Applie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5157</text:p>
          </table:table-cell>
          <table:table-cell office:value-type="string">
            <text:p>ECOLOGIA E MEIO AMBIENTE <text:s text:c="25"/></text:p>
          </table:table-cell>
          <table:table-cell office:value-type="string">
            <text:p>Systematic Biology (Philadelphia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4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Systematic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Systematic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Systematic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Talant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723</text:p>
          </table:table-cell>
          <table:table-cell office:value-type="string">
            <text:p>ECOLOGIA E MEIO AMBIENTE <text:s text:c="25"/></text:p>
          </table:table-cell>
          <table:table-cell office:value-type="string">
            <text:p>Tangara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3-22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Tapir Conserva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0262</text:p>
          </table:table-cell>
          <table:table-cell office:value-type="string">
            <text:p>ECOLOGIA E MEIO AMBIENTE <text:s text:c="25"/></text:p>
          </table:table-cell>
          <table:table-cell office:value-type="string">
            <text:p>Tax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8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EC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3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Tecnologia &amp; Desenvolvimento Sustentáve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ECOLOGIA E MEIO AMBIENTE <text:s text:c="25"/></text:p>
          </table:table-cell>
          <table:table-cell office:value-type="string">
            <text:p>Tellu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3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Terrestrial &amp; Aquatic Environmental 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ECOLOGIA E MEIO AMBIENTE <text:s text:c="25"/></text:p>
          </table:table-cell>
          <table:table-cell office:value-type="string">
            <text:p>Tetrahedr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Texto Didático. Série Planejamento e Gestã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147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American Naturalis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728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American Prospec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877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Americas Journal of Plant Science and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84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Anatomical Record. Part A, Discoveries in Molecular, Cellular, and Evolutionary Biology (Cessou em 2006. Fundiu-se com ISSN 1552-4906 The Anatomical Record. Part B, New Anatomist e ISSN 1932-8486 The Anatomical Record (Hoboken, N.J. : 2007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0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Auk (Washington, D.C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1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Botanical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065X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Coleopterists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5422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Condor (Los Angeles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4040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Florida Entomolog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471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George Wright For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2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Ara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07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Cetacean Research and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Essential Oi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4X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Experimental Zoology (Print) (Cessou em 2002. Desmembrado em 2: ISSN 1548-8969 Journal of Experimental Zoology. Part A e ISSN 1552-5007 Journal of Experimental Zoology. Part B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High Energy Physic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Infec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016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Rapto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324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Research on the Lepidoptera (Cessou em 19??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9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the Acoustical Society of Amer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4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Latin American Journal of Aquatic Mamm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00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Nucleus (Cambridg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211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Veliger (Berkeley, C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5643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Wilson Bulletin (Wilson Ornithological Society) (Cessou em 2005. Cont. ISSN 1559-4491 The Wilson Journal of Ornith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491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 Wilson Journal of Orni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82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eoria (Lun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Thrombosi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ECOLOGIA E MEIO AMBIENTE <text:s text:c="25"/></text:p>
          </table:table-cell>
          <table:table-cell office:value-type="string">
            <text:p>Tissue &amp; Cel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Toxicolog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ECOLOGIA E MEIO AMBIENTE <text:s text:c="25"/></text:p>
          </table:table-cell>
          <table:table-cell office:value-type="string">
            <text:p>Toxicology in Vit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ECOLOGIA E MEIO AMBIENTE <text:s text:c="25"/></text:p>
          </table:table-cell>
          <table:table-cell office:value-type="string">
            <text:p>Toxic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ECOLOGIA E MEIO AMBIENTE <text:s text:c="25"/></text:p>
          </table:table-cell>
          <table:table-cell office:value-type="string">
            <text:p>Toxicon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73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487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ansactions of the American Fisheries Society (190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3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ansactions of the ASAE (Cessou em 2005. Cont. Transactions of the ASAB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avessias (UNIOEST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318X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e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90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ees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35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ends in Applied Sciences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67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ipleC (Vie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0-0829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opical Conservation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138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opical Lepidoptera (Cessou em 2006. Cont. ISSN 1941-7659 Tropical Iepidoptera Research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1-76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opical Lepidoptera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opical Oceanograph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13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opical Oceanograph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69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Tropical Zoolog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18</text:p>
          </table:table-cell>
          <table:table-cell office:value-type="string">
            <text:p>ECOLOGIA E MEIO AMBIENTE <text:s text:c="25"/></text:p>
          </table:table-cell>
          <table:table-cell office:value-type="string">
            <text:p>Uakari (Belém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Uakari (Impresso) (Bel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18</text:p>
          </table:table-cell>
          <table:table-cell office:value-type="string">
            <text:p>ECOLOGIA E MEIO AMBIENTE <text:s text:c="25"/></text:p>
          </table:table-cell>
          <table:table-cell office:value-type="string">
            <text:p>Uáquiri (UFA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41</text:p>
          </table:table-cell>
          <table:table-cell office:value-type="string">
            <text:p>ECOLOGIA E MEIO AMBIENTE <text:s text:c="25"/></text:p>
          </table:table-cell>
          <table:table-cell office:value-type="string">
            <text:p>Uniciências (UN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ECOLOGIA E MEIO AMBIENTE <text:s text:c="25"/></text:p>
          </table:table-cell>
          <table:table-cell office:value-type="string">
            <text:p>UNIMONTES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51</text:p>
          </table:table-cell>
          <table:table-cell office:value-type="string">
            <text:p>ECOLOGIA E MEIO AMBIENTE <text:s text:c="25"/></text:p>
          </table:table-cell>
          <table:table-cell office:value-type="string">
            <text:p>UNIrevist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8-65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University of California Publications in Zo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UNOPAR Científica. Ciências Biológicas e da Saú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8155</text:p>
          </table:table-cell>
          <table:table-cell office:value-type="string">
            <text:p>ECOLOGIA E MEIO AMBIENTE <text:s text:c="25"/></text:p>
          </table:table-cell>
          <table:table-cell office:value-type="string">
            <text:p>Urban Ecosystem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1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Ursus (International Association for Bear Research and Manageme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86</text:p>
          </table:table-cell>
          <table:table-cell office:value-type="string">
            <text:p>ECOLOGIA E MEIO AMBIENTE <text:s text:c="25"/></text:p>
          </table:table-cell>
          <table:table-cell office:value-type="string">
            <text:p>Varia Scient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0770</text:p>
          </table:table-cell>
          <table:table-cell office:value-type="string">
            <text:p>ECOLOGIA E MEIO AMBIENTE <text:s text:c="25"/></text:p>
          </table:table-cell>
          <table:table-cell office:value-type="string">
            <text:p>Verhandlungen - Internationale Vereinigung fur Theoretische und Angewandte Limnologie / Proceedings of the International Association of Theoretical and Applied Lim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ECOLOGIA E MEIO AMBIENTE <text:s text:c="25"/></text:p>
          </table:table-cell>
          <table:table-cell office:value-type="string">
            <text:p>Veterinary Microbiology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ECOLOGIA E MEIO AMBIENTE <text:s text:c="25"/></text:p>
          </table:table-cell>
          <table:table-cell office:value-type="string">
            <text:p>Veterinary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0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Vibrational Spectrosco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ECOLOGIA E MEIO AMBIENTE <text:s text:c="25"/></text:p>
          </table:table-cell>
          <table:table-cell office:value-type="string">
            <text:p>Vidya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0-8759</text:p>
          </table:table-cell>
          <table:table-cell office:value-type="string">
            <text:p>ECOLOGIA E MEIO AMBIENTE <text:s text:c="25"/></text:p>
          </table:table-cell>
          <table:table-cell office:value-type="string">
            <text:p>Vie et Milieu (198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92</text:p>
          </table:table-cell>
          <table:table-cell office:value-type="string">
            <text:p>ECOLOGIA E MEIO AMBIENTE <text:s text:c="25"/></text:p>
          </table:table-cell>
          <table:table-cell office:value-type="string">
            <text:p>Visão Acadêmica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36</text:p>
          </table:table-cell>
          <table:table-cell office:value-type="string">
            <text:p>ECOLOGIA E MEIO AMBIENTE <text:s text:c="25"/></text:p>
          </table:table-cell>
          <table:table-cell office:value-type="string">
            <text:p>Vivências (URI. Erech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0-04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Vzgoja (Ljublja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36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Waste Management &amp; Researc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Water Research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97</text:p>
          </table:table-cell>
          <table:table-cell office:value-type="string">
            <text:p>ECOLOGIA E MEIO AMBIENTE <text:s text:c="25"/></text:p>
          </table:table-cell>
          <table:table-cell office:value-type="string">
            <text:p>Water Resource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ECOLOGIA E MEIO AMBIENTE <text:s text:c="25"/></text:p>
          </table:table-cell>
          <table:table-cell office:value-type="string">
            <text:p>Water, Air and Soil Pol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230</text:p>
          </table:table-cell>
          <table:table-cell office:value-type="string">
            <text:p>ECOLOGIA E MEIO AMBIENTE <text:s text:c="25"/></text:p>
          </table:table-cell>
          <table:table-cell office:value-type="string">
            <text:p>Water, Air, &amp; Soil Pollution. Foc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4695</text:p>
          </table:table-cell>
          <table:table-cell office:value-type="string">
            <text:p>ECOLOGIA E MEIO AMBIENTE <text:s text:c="25"/></text:p>
          </table:table-cell>
          <table:table-cell office:value-type="string">
            <text:p>Waterbirds (De Leon Springs, Fl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745</text:p>
          </table:table-cell>
          <table:table-cell office:value-type="string">
            <text:p>ECOLOGIA E MEIO AMBIENTE <text:s text:c="25"/></text:p>
          </table:table-cell>
          <table:table-cell office:value-type="string">
            <text:p>Weed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212</text:p>
          </table:table-cell>
          <table:table-cell office:value-type="string">
            <text:p>ECOLOGIA E MEIO AMBIENTE <text:s text:c="25"/></text:p>
          </table:table-cell>
          <table:table-cell office:value-type="string">
            <text:p>Wetlands (Wilmington, N.C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4861</text:p>
          </table:table-cell>
          <table:table-cell office:value-type="string">
            <text:p>ECOLOGIA E MEIO AMBIENTE <text:s text:c="25"/></text:p>
          </table:table-cell>
          <table:table-cell office:value-type="string">
            <text:p>Wetlands Ecology and Manag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32</text:p>
          </table:table-cell>
          <table:table-cell office:value-type="string">
            <text:p>ECOLOGIA E MEIO AMBIENTE <text:s text:c="25"/></text:p>
          </table:table-cell>
          <table:table-cell office:value-type="string">
            <text:p>Wilderness &amp; Environmental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7648</text:p>
          </table:table-cell>
          <table:table-cell office:value-type="string">
            <text:p>ECOLOGIA E MEIO AMBIENTE <text:s text:c="25"/></text:p>
          </table:table-cell>
          <table:table-cell office:value-type="string">
            <text:p>Wildlife Society Bulletin (Cessou em 200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4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Working Paper - Wildlife Conservation Socie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5602</text:p>
          </table:table-cell>
          <table:table-cell office:value-type="string">
            <text:p>ECOLOGIA E MEIO AMBIENTE <text:s text:c="25"/></text:p>
          </table:table-cell>
          <table:table-cell office:value-type="string">
            <text:p>World Aquacultu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0965</text:p>
          </table:table-cell>
          <table:table-cell office:value-type="string">
            <text:p>ECOLOGIA E MEIO AMBIENTE <text:s text:c="25"/></text:p>
          </table:table-cell>
          <table:table-cell office:value-type="string">
            <text:p>World Conserv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ECOLOGIA E MEIO AMBIENTE <text:s text:c="25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156</text:p>
          </table:table-cell>
          <table:table-cell office:value-type="string">
            <text:p>ECOLOGIA E MEIO AMBIENTE <text:s text:c="25"/></text:p>
          </table:table-cell>
          <table:table-cell office:value-type="string">
            <text:p>Yemaya. ICSF´s Newsletter on Gender and Fisher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5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Zeitschrift für Geologische Wissenschafte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2-8854</text:p>
          </table:table-cell>
          <table:table-cell office:value-type="string">
            <text:p>ECOLOGIA E MEIO AMBIENTE <text:s text:c="25"/></text:p>
          </table:table-cell>
          <table:table-cell office:value-type="string">
            <text:p>Zeitschrift für Geomorpholo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798</text:p>
          </table:table-cell>
          <table:table-cell office:value-type="string">
            <text:p>ECOLOGIA E MEIO AMBIENTE <text:s text:c="25"/></text:p>
          </table:table-cell>
          <table:table-cell office:value-type="string">
            <text:p>Zeitschrift für Geomorphologie. Supplementban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76</text:p>
          </table:table-cell>
          <table:table-cell office:value-type="string">
            <text:p>ECOLOGIA E MEIO AMBIENTE <text:s text:c="25"/></text:p>
          </table:table-cell>
          <table:table-cell office:value-type="string">
            <text:p>Zeitschrift für Naturforschung. B, A Journal of Chem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ECOLOGIA E MEIO AMBIENTE <text:s text:c="25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3468</text:p>
          </table:table-cell>
          <table:table-cell office:value-type="string">
            <text:p>ECOLOGIA E MEIO AMBIENTE <text:s text:c="25"/></text:p>
          </table:table-cell>
          <table:table-cell office:value-type="string">
            <text:p>Zeitschrift fur Saugetierkunde (Cessou em 2000. Cont. ISSN 1616-5047 Mammalian Bi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3188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9250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logia bespozvonocnyh (Print) / Invertebrate Zoology / Zoologiya Bespozvonochnyk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256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logica Scrip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82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logical Journal of the Linnean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55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logical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0672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ölogische Mededelinge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231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logischer Anzeig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2006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logy (Je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213X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morphology (Berli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taxa (Aucklan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tax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7269</text:p>
          </table:table-cell>
          <table:table-cell office:value-type="string">
            <text:p>ECOLOGIA E MEIO AMBIENTE <text:s text:c="25"/></text:p>
          </table:table-cell>
          <table:table-cell office:value-type="string">
            <text:p>Zootecnia Tropical - FONAI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9:19</dc:date>
    <dc:creator>Marco Silva</dc:creator>
    <meta:document-statistic meta:table-count="1" meta:cell-count="6433" meta:object-count="0"/>
    <meta:generator>OpenOffice.org/3.2$Unix OpenOffice.org_project/320m12$Build-9483</meta:generator>
  </office:meta>
</office:document-meta>
</file>